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7C4103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5.2189in" draw:z-index="0"><draw:image xlink:href="Pictures/100002010000032C000002647C4103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Holiday</meta:initial-creator>
    <meta:creation-date>2014-11-05T13:32:18</meta:creation-date>
    <dc:date>2014-11-05T13:58:56</dc:date>
    <dc:creator>Alexander Holiday</dc:creator>
    <meta:editing-duration>P0D</meta:editing-duration>
    <meta:editing-cycles>2</meta:editing-cycles>
    <meta:generator>LibreOffice/4.0.4.2$Linux_X86_64 LibreOffice_project/400m0$Build-2</meta:generator>
    <meta:printed-by>Alexander Holiday</meta:printed-by>
    <meta:print-date>2014-11-05T13:51:49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